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seOrdFieldSource.toString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OrdFieldSource.floa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OrdFieldSource.str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OrdFieldSource.ReverseOrdFieldSourc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OrdField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OrdFieldSource.in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OrdFieldSource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OrdFieldSource.getValue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verseOrdFieldSource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verseOrdFieldSource.getInn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